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tdlib.h&gt;</text:p>
      <text:p text:style-name="Standard">#include &lt;sys/types.h&gt;</text:p>
      <text:p text:style-name="Standard">#include &lt;unistd.h&gt;</text:p>
      <text:p text:style-name="Standard">#include &lt;stdio.h&gt;</text:p>
      <text:p text:style-name="Standard">#include &lt;signal.h&gt;</text:p>
      <text:p text:style-name="Standard"></text:p>
      <text:p text:style-name="Standard">struct sigaction act;</text:p>
      <text:p text:style-name="Standard"></text:p>
      <text:p text:style-name="Standard">void handler(int sig){</text:p>
      <text:p text:style-name="Standard"><text:tab/>printf("handler\n");</text:p>
      <text:p text:style-name="Standard">}</text:p>
      <text:p text:style-name="Standard"><text:tab/></text:p>
      <text:p text:style-name="Standard">main(void){</text:p>
      <text:p text:style-name="Standard"><text:tab/>act.sa_handler = handler;</text:p>
      <text:p text:style-name="Standard"><text:tab/>act.sa_flags = 0;</text:p>
      <text:p text:style-name="Standard"><text:tab/>sigaction(SIGUSR1,&amp;act,NULL);</text:p>
      <text:p text:style-name="Standard"><text:tab/>pid_t pid= fork();</text:p>
      <text:p text:style-name="Standard"><text:tab/>if (pid!=0){</text:p>
      <text:p text:style-name="Standard"><text:tab/> <text:s text:c="3"/>/* ------------ code du père ----------------- */</text:p>
      <text:p text:style-name="Standard"><text:tab/><text:tab/>int cpt = 10;</text:p>
      <text:p text:style-name="Standard"><text:tab/><text:tab/>sleep(1); // Sinon le signal arrive au fils avant qu'il ait pu initialiser pause() </text:p>
      <text:p text:style-name="Standard"><text:tab/><text:tab/>while((cpt--)!=0){</text:p>
      <text:p text:style-name="Standard"><text:tab/><text:tab/><text:tab/>printf("a\n");</text:p>
      <text:p text:style-name="Standard"><text:tab/><text:tab/>}</text:p>
      <text:p text:style-name="Standard"><text:tab/><text:tab/>kill(pid,SIGUSR1);</text:p>
      <text:p text:style-name="Standard"><text:tab/><text:tab/>wait();</text:p>
      <text:p text:style-name="Standard"><text:tab/>}</text:p>
      <text:p text:style-name="Standard"><text:tab/>else{</text:p>
      <text:p text:style-name="Standard"><text:tab/> <text:s text:c="3"/>/* ------------ code du fils ----------------- */</text:p>
      <text:p text:style-name="Standard"><text:tab/><text:tab/>pause();</text:p>
      <text:p text:style-name="Standard"><text:tab/><text:tab/>int cpt = 10;</text:p>
      <text:p text:style-name="Standard"><text:tab/> <text:s text:c="3"/><text:tab/>while((cpt--)!=0){</text:p>
      <text:p text:style-name="Standard"><text:tab/><text:tab/><text:tab/>printf("b\n");<text:tab/><text:tab/><text:tab/></text:p>
      <text:p text:style-name="Standard"><text:tab/><text:tab/>}</text:p>
      <text:p text:style-name="Standard"><text:tab/>}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esfeux Nicolas</meta:initial-creator>
    <meta:creation-date>2010-09-29T11:48:24</meta:creation-date>
    <meta:document-statistic meta:table-count="0" meta:image-count="0" meta:object-count="0" meta:page-count="1" meta:paragraph-count="36" meta:word-count="82" meta:character-count="675"/>
    <dc:date>2010-09-29T11:49:21</dc:date>
    <dc:creator>Desfeux Nicolas</dc:creator>
    <meta:editing-duration>PT00H01M00S</meta:editing-duration>
    <meta:editing-cycles>1</meta:editing-cycles>
    <meta:generator>OpenOffice.org/3.1$Unix OpenOffice.org_project/310m19$Build-9420</meta:generator>
  </office:meta>
</office:document-meta>
</file>